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B0000003DD40799C6.png" manifest:media-type="image/png"/>
  <manifest:file-entry manifest:full-path="Pictures/10000000000001FE0000002BB355CE14.png" manifest:media-type="image/png"/>
  <manifest:file-entry manifest:full-path="Pictures/100000000000011E000000ED8AA258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73" officeooo:paragraph-rsid="000b0a73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1"><draw:frame text:anchor-type="paragraph" draw:z-index="1" draw:name="Cadre de texte 1" draw:style-name="gr1" draw:text-style-name="P2" svg:width="15.011cm" svg:height="1.763cm" svg:x="0.051cm" svg:y="7.444cm"><draw:text-box><text:p>2/ </text:p></draw:text-box></draw:frame><draw:frame text:anchor-type="paragraph" draw:z-index="3" draw:name="Cadre de texte 2" draw:style-name="gr1" draw:text-style-name="P2" svg:width="1.763cm" svg:height="1.763cm" svg:x="-0.637cm" svg:y="9.719cm"><draw:text-box><text:p>3/ </text:p></draw:text-box></draw:frame><draw:frame draw:style-name="fr1" draw:name="Image1" text:anchor-type="char" svg:x="0.034cm" svg:y="0.953cm" svg:width="7.567cm" svg:height="6.271cm" draw:z-index="0"><draw:image xlink:href="Pictures/100000000000011E000000ED8AA25899.png" xlink:type="simple" xlink:show="embed" xlink:actuate="onLoad" draw:mime-type="image/png"/></draw:frame>1/<draw:frame draw:style-name="fr1" draw:name="Image2" text:anchor-type="char" svg:x="0.801cm" svg:y="7.594cm" svg:width="13.494cm" svg:height="1.138cm" draw:z-index="2"><draw:image xlink:href="Pictures/10000000000001FE0000002BB355CE14.png" xlink:type="simple" xlink:show="embed" xlink:actuate="onLoad" draw:mime-type="image/png"/></draw:frame><draw:frame draw:style-name="fr1" draw:name="Image3" text:anchor-type="char" svg:x="0.206cm" svg:y="9.869cm" svg:width="15.954cm" svg:height="1.614cm" draw:z-index="4"><draw:image xlink:href="Pictures/100000000000025B0000003DD40799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52:10.072112438</meta:creation-date>
    <dc:date>2024-09-27T10:57:00.089343024</dc:date>
    <meta:editing-duration>PT4M51S</meta:editing-duration>
    <meta:editing-cycles>1</meta:editing-cycles>
    <meta:document-statistic meta:table-count="0" meta:image-count="3" meta:object-count="0" meta:page-count="1" meta:paragraph-count="2" meta:word-count="3" meta:character-count="12" meta:non-whitespace-character-count="11"/>
    <meta:generator>LibreOffice/24.2.6.2$Linux_X86_64 LibreOffice_project/420$Build-2</meta:generator>
  </office:meta>
</office:document-meta>
</file>